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8200000313C40F151A1840513E.png" manifest:media-type="image/png"/>
  <manifest:file-entry manifest:full-path="Pictures/10000001000006DD0000027741DDF7665C11619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11.592cm" draw:z-index="0"><draw:image xlink:href="Pictures/100000010000048200000313C40F151A1840513E.png" xlink:type="simple" xlink:show="embed" xlink:actuate="onLoad" draw:mime-type="image/png"/></draw:frame><draw:frame draw:style-name="fr1" draw:name="Image2" text:anchor-type="char" svg:x="0.021cm" svg:y="12.848cm" svg:width="17cm" svg:height="6.105cm" draw:z-index="1"><draw:image xlink:href="Pictures/10000001000006DD0000027741DDF7665C1161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4:12:34.696000000</meta:creation-date>
    <meta:print-date>2024-04-24T14:13:20.863000000</meta:print-date>
    <meta:printed-by>Fichiers PDF</meta:printed-by>
    <dc:date>2024-04-24T14:13:45.688000000</dc:date>
    <meta:editing-duration>PT2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